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10116b" officeooo:paragraph-rsid="0010116b" style:font-size-asian="12pt" style:font-size-complex="12pt"/>
    </style:style>
    <style:style style:name="P8" style:family="paragraph" style:parent-style-name="Standard">
      <style:text-properties fo:font-size="12pt" fo:language="nl" fo:country="BE" officeooo:rsid="00104b21" officeooo:paragraph-rsid="00104b21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116b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8</text:span></text:p>
      <text:p text:style-name="P3"/>
      <text:p text:style-name="P2">Gerealiseerd vorige week:</text:p>
      <text:p text:style-name="P3"/>
      <text:p text:style-name="P3"/>
      <text:p text:style-name="P7">– Homebridge getest in het labo → homebridge werkt zoals het moet</text:p>
      <text:p text:style-name="P7"/>
      <text:p text:style-name="P7">– Geschreven aan scriptie → hier te vinden: <text:a xlink:type="simple" xlink:href="https://github.com/4ilo/Bachelorproef_E-ICT/blob/master/Administratie/Scriptie/Scriptie.odt" text:style-name="Internet_20_link" text:visited-style-name="Visited_20_Internet_20_Link">https://github.com/4ilo/Bachelorproef_E-ICT/blob/master/Administratie/Scriptie/Scriptie.odt</text:a>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8">– Verder werken aan scriptie</text:p>
      <text:p text:style-name="P3"/>
      <text:p text:style-name="P8">– Homebridge aanpassen voor siri</text:p>
      <text:p text:style-name="P3"/>
      <text:p text:style-name="P8">– Verbeteringen aanbrengen aan Linux platfor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5-05T09:20:43.008941397</dc:date>
    <meta:editing-duration>PT27M20S</meta:editing-duration>
    <meta:generator>LibreOffice/5.3.2.2$Linux_X86_64 LibreOffice_project/30m0$Build-2</meta:generator>
    <meta:document-statistic meta:table-count="0" meta:image-count="2" meta:object-count="0" meta:page-count="2" meta:paragraph-count="20" meta:word-count="74" meta:character-count="691" meta:non-whitespace-character-count="622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